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de" fo:country="DE" officeooo:rsid="00016070" officeooo:paragraph-rsid="00016070" style:font-size-asian="14pt" style:font-size-complex="14pt"/>
    </style:style>
    <style:style style:name="P2" style:family="paragraph" style:parent-style-name="Standard">
      <style:paragraph-properties fo:text-align="start" style:justify-single-word="false"/>
      <style:text-properties fo:font-size="14pt" fo:language="de" fo:country="DE" officeooo:rsid="00024c0c" officeooo:paragraph-rsid="00024c0c" style:font-size-asian="14pt" style:font-size-complex="14pt"/>
    </style:style>
    <style:style style:name="P3" style:family="paragraph" style:parent-style-name="Standard">
      <style:paragraph-properties fo:text-align="start" style:justify-single-word="false"/>
      <style:text-properties fo:font-size="14pt" fo:language="de" fo:country="DE" officeooo:rsid="00024c0c" officeooo:paragraph-rsid="000412a5" style:font-size-asian="14pt" style:font-size-complex="14pt"/>
    </style:style>
    <style:style style:name="P4" style:family="paragraph" style:parent-style-name="Standard">
      <style:paragraph-properties fo:text-align="start" style:justify-single-word="false"/>
      <style:text-properties fo:font-size="14pt" fo:language="de" fo:country="DE" officeooo:rsid="00049373" officeooo:paragraph-rsid="000412a5" style:font-size-asian="14pt" style:font-size-complex="14pt"/>
    </style:style>
    <style:style style:name="P5" style:family="paragraph" style:parent-style-name="Standard">
      <style:paragraph-properties fo:text-align="start" style:justify-single-word="false"/>
      <style:text-properties fo:font-size="14pt" fo:language="de" fo:country="DE" style:text-underline-style="solid" style:text-underline-width="auto" style:text-underline-color="font-color" officeooo:rsid="00016070" officeooo:paragraph-rsid="00016070" style:font-size-asian="14pt" style:font-size-complex="14pt"/>
    </style:style>
    <style:style style:name="P6" style:family="paragraph" style:parent-style-name="Standard">
      <style:paragraph-properties fo:text-align="justify" style:justify-single-word="false"/>
      <style:text-properties fo:font-size="14pt" fo:language="de" fo:country="DE" officeooo:rsid="00049373" officeooo:paragraph-rsid="00049373" style:font-size-asian="14pt" style:font-size-complex="14pt"/>
    </style:style>
    <style:style style:name="T1" style:family="text">
      <style:text-properties officeooo:rsid="00024c0c"/>
    </style:style>
    <style:style style:name="T2" style:family="text">
      <style:text-properties officeooo:rsid="000412a5"/>
    </style:style>
    <style:style style:name="T3" style:family="text">
      <style:text-properties officeooo:rsid="000679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Erfahrungen beim</text:span> <text:span text:style-name="T1">Homeoffice</text:span></text:p>
      <text:p text:style-name="P1"/>
      <text:p text:style-name="P1">- <text:span text:style-name="T2">früh aufstehen</text:span></text:p>
      <text:p text:style-name="P2">- <text:span text:style-name="T2">Disziplin beim arbeiten</text:span></text:p>
      <text:p text:style-name="P3">- <text:span text:style-name="T2">aufgaben finden (diverse quellen)</text:span></text:p>
      <text:p text:style-name="P3">- <text:span text:style-name="T2">Rücksprache ist erschwert</text:span></text:p>
      <text:p text:style-name="P3">- <text:s/><text:span text:style-name="T2">unausgewogener Zeitaufwand für die Aufgaben</text:span></text:p>
      <text:p text:style-name="P4"/>
      <text:p text:style-name="P6">Wie sagt man so schön: „Eine besondere Situation erfordert besondere Maßnahmen“. Auch in der Schule ist das der Fall. Wir hatten alle in den letzte Wochen Erfahrungen mit dem autodidaktischen Lernen Zuhause. Doch ist das leichter gesagt als getan.</text:p>
      <text:p text:style-name="P6">Die Schule hätte es wohl gern, dass jeder um 7:35 Uhr den Rechner anschaltet und mit den Aufgaben anfängt. Für mich ist das nicht möglich und 7:35 Uhr scheint mir eine regelrecht unmenschliche Uhrzeit zu sein. So beginnt ein normaler Homeoffice <text:span text:style-name="T3">bei mir frühstens um halb zehn, oft aber auch erst 12 Uhr oder später. Aber wie in den Ferien vergeht die Zeit viel zu schnell und sich selbst zu motivieren, etwas für die Schule zu tun ist leichter gesagt als getan. Grundvoraussetzung dafür ist auch, dass man die Aufgaben kennt. Doch die meisten Lehrer wissen nicht wie die Schulcloud funktioniert. Zum Glück gibt es ja noch Moodle. Oder die Lehrer schicken einem Schüler die Aufgaben, damit dieser sie über eine der vielen Whatsappgruppen oder per Discord verbreitet. Selbst die Lehrer die mit der Schulcloud umgehen können machen es den Schülern nicht leicht, oder besser gesagt die Schulcloud macht es den Schüler nicht leicht. <text:s/>Anfangs war sie sehr oft nicht erreichbar. Und wenn sie mal erreichbar war, wurden mir Kurse oder Aufgaben nicht angezeigt. Von der App ganz zu schweigen, in der mir nur ein Bruchteil meiner Schulcloudinformationen angezeigt wird. Auch das Strukturieren scheint brachte mich oft zum verzweifeln. Erst nach mehr als einer Woche habe ich bemerkt, dass es einen „Kursdateien“ Bereich gibt. Auch dort haben Lehrer Aufgaben hochgeladen, aber da es keine Benachrichtigungen gibt, findet man die Aufgaben nicht, ohne explizit in eben diesen Kursdateien zu suchen. Im ganzen ist die Versorgung mit den Aufgaben also ein einziges Desas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5-10T14:00:44.708000000</dc:date>
    <meta:editing-duration>PT3H46M56S</meta:editing-duration>
    <meta:editing-cycles>4</meta:editing-cycles>
    <meta:document-statistic meta:table-count="0" meta:image-count="0" meta:object-count="0" meta:page-count="1" meta:paragraph-count="8" meta:word-count="315" meta:character-count="1983" meta:non-whitespace-character-count="1673"/>
  </office:meta>
</office:document-meta>
</file>